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01cm" svg:height="8.494cm" svg:x="0.008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30T14:02:52.758697417</dc:date>
    <meta:editing-duration>PT3M33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102cm" svg:height="8.495cm" xlink:href="." xlink:type="simple" chart:class="chart:scatter" chart:style-name="ch1">
        <chart:plot-area chart:style-name="ch2" chart:data-source-has-labels="both" svg:x="0.302cm" svg:y="0.169cm" svg:width="14.498cm" svg:height="8.157cm">
          <chart:coordinate-region svg:x="0.844cm" svg:y="0.368cm" svg:width="13.862cm" svg:height="7.759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0761204674887133">
                <text:p>-0.07612046748871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470712983993633">
                <text:p>0.0470712983993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53589066377711">
                <text:p>0.553589066377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28593331954648">
                <text:p>1.28593331954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02348768340955">
                <text:p>2.02348768340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53957489302205">
                <text:p>2.5395748930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66031198443081">
                <text:p>2.6603119844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31053015377837">
                <text:p>2.31053015377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3521688451877">
                <text:p>1.53521688451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90996999082756">
                <text:p>0.490996999082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90403909147571">
                <text:p>-0.590403909147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45781388732448">
                <text:p>-1.4578138873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0172374071506">
                <text:p>-1.90172374071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80579783669545">
                <text:p>-1.80579783669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7606355260601">
                <text:p>-1.17606355260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140532553465844">
                <text:p>-0.140532553465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8072230393915">
                <text:p>1.08072230393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22774152878774">
                <text:p>2.22774152878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.06234026713301">
                <text:p>3.06234026713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.42416857248487">
                <text:p>3.42416857248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.26748203708008">
                <text:p>3.26748203708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66970830055517">
                <text:p>2.66970830055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0986299177124">
                <text:p>1.80986299177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922307365497187">
                <text:p>0.922307365497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37410297628832">
                <text:p>0.237410297628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0761204674887133">
                <text:p>-0.0761204674887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470712983993631">
                <text:p>0.0470712983993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553589066377713">
                <text:p>0.553589066377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28593331954648">
                <text:p>1.28593331954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02348768340955">
                <text:p>2.02348768340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53957489302205">
                <text:p>2.53957489302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66031198443081">
                <text:p>2.66031198443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31053015377837">
                <text:p>2.310530153778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53521688451877">
                <text:p>1.53521688451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490996999082751">
                <text:p>0.490996999082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9040390914757">
                <text:p>-0.59040390914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45781388732448">
                <text:p>-1.45781388732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0172374071506">
                <text:p>-1.90172374071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80579783669546">
                <text:p>-1.80579783669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7606355260601">
                <text:p>-1.17606355260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140532553465845">
                <text:p>-0.1405325534658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8072230393914">
                <text:p>1.08072230393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22774152878773">
                <text:p>2.2277415287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06234026713301">
                <text:p>3.06234026713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3.42416857248487">
                <text:p>3.424168572484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3.26748203708008">
                <text:p>3.26748203708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66970830055517">
                <text:p>2.66970830055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0986299177125">
                <text:p>1.80986299177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230736549719">
                <text:p>0.92230736549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37410297628832">
                <text:p>0.237410297628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0761204674887133">
                <text:p>-0.0761204674887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470712983993626">
                <text:p>0.0470712983993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553589066377712">
                <text:p>0.5535890663777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28593331954648">
                <text:p>1.28593331954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02348768340956">
                <text:p>2.02348768340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53957489302205">
                <text:p>2.5395748930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6603119844308">
                <text:p>2.6603119844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1053015377837">
                <text:p>2.310530153778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53521688451878">
                <text:p>1.535216884518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9099699908276">
                <text:p>0.490996999082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90403909147576">
                <text:p>-0.5904039091475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45781388732448">
                <text:p>-1.45781388732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0172374071506">
                <text:p>-1.901723740715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80579783669546">
                <text:p>-1.805797836695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17606355260601">
                <text:p>-1.176063552606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140532553465841">
                <text:p>-0.140532553465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8072230393914">
                <text:p>1.080722303939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22774152878773">
                <text:p>2.2277415287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3.06234026713302">
                <text:p>3.062340267133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3.42416857248487">
                <text:p>3.424168572484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.26748203708007">
                <text:p>3.26748203708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66970830055517">
                <text:p>2.66970830055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0986299177125">
                <text:p>1.80986299177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22307365497197">
                <text:p>0.922307365497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37410297628826">
                <text:p>0.237410297628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0761204674887126">
                <text:p>-0.0761204674887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470712983993646">
                <text:p>0.0470712983993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553589066377707">
                <text:p>0.553589066377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28593331954647">
                <text:p>1.28593331954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02348768340956">
                <text:p>2.02348768340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53957489302205">
                <text:p>2.53957489302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66031198443081">
                <text:p>2.66031198443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31053015377838">
                <text:p>2.31053015377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53521688451878">
                <text:p>1.53521688451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490996999082777">
                <text:p>0.490996999082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90403909147574">
                <text:p>-0.5904039091475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45781388732448">
                <text:p>-1.45781388732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0172374071506">
                <text:p>-1.90172374071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80579783669546">
                <text:p>-1.80579783669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7606355260601">
                <text:p>-1.176063552606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140532553465842">
                <text:p>-0.1405325534658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08072230393914">
                <text:p>1.080722303939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22774152878773">
                <text:p>2.2277415287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.06234026713302">
                <text:p>3.06234026713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3.42416857248487">
                <text:p>3.42416857248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3.26748203708007">
                <text:p>3.26748203708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66970830055517">
                <text:p>2.66970830055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0986299177125">
                <text:p>1.80986299177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2307365497198">
                <text:p>0.9223073654971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37410297628826">
                <text:p>0.237410297628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0.0761204674887124">
                <text:p>-0.0761204674887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